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92D2F77036412D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.903cm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.903cm" table:align="margins" style:writing-mode="lr-tb"/>
    </style:style>
    <style:style style:name="Table13.A" style:family="table-column">
      <style:table-column-properties style:column-width="17.903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.903cm" table:align="margins" style:writing-mode="lr-tb"/>
    </style:style>
    <style:style style:name="Table14.A" style:family="table-column">
      <style:table-column-properties style:column-width="17.903cm" style:rel-column-width="65535*"/>
    </style:style>
    <style:style style:name="Table14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Heading">
      <style:text-properties fo:font-size="18pt" style:font-size-asian="18pt" style:font-size-complex="18pt"/>
    </style:style>
    <style:style style:name="P6" style:family="paragraph" style:parent-style-name="Table_20_Contents">
      <style:text-properties officeooo:rsid="00033a73" officeooo:paragraph-rsid="00033a73"/>
    </style:style>
    <style:style style:name="P7" style:family="paragraph" style:parent-style-name="Table_20_Contents">
      <style:text-properties officeooo:rsid="00050b80" officeooo:paragraph-rsid="00050b80"/>
    </style:style>
    <style:style style:name="P8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9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10" style:family="paragraph" style:parent-style-name="Text_20_body" style:master-page-name="Standard">
      <style:paragraph-properties style:page-number="auto"/>
    </style:style>
    <style:style style:name="P11" style:family="paragraph" style:parent-style-name="Table_20_Contents">
      <style:text-properties officeooo:rsid="00033a73" officeooo:paragraph-rsid="00033a73"/>
    </style:style>
    <style:style style:name="P12" style:family="paragraph" style:parent-style-name="Table_20_Contents">
      <style:text-properties officeooo:paragraph-rsid="0007b9b9"/>
    </style:style>
    <style:style style:name="P13" style:family="paragraph" style:parent-style-name="Table_20_Contents">
      <style:text-properties officeooo:rsid="0007b9b9" officeooo:paragraph-rsid="0007b9b9"/>
    </style:style>
    <style:style style:name="P14" style:family="paragraph" style:parent-style-name="Table_20_Contents">
      <style:text-properties officeooo:paragraph-rsid="000aa9b3"/>
    </style:style>
    <style:style style:name="P15" style:family="paragraph" style:parent-style-name="Table_20_Contents">
      <style:text-properties officeooo:paragraph-rsid="000ddb70"/>
    </style:style>
    <style:style style:name="P16" style:family="paragraph" style:parent-style-name="Table_20_Contents">
      <style:text-properties officeooo:paragraph-rsid="00105c7a"/>
    </style:style>
    <style:style style:name="P17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000000" style:font-name="DejaVu Serif1" fo:font-size="10pt" fo:letter-spacing="normal" fo:font-style="normal" fo:font-weight="normal" officeooo:paragraph-rsid="00129a15" style:font-size-asian="10pt" style:font-size-complex="10pt"/>
    </style:style>
    <style:style style:name="P18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000000" style:font-name="DejaVu Serif1" fo:font-size="10pt" fo:letter-spacing="normal" fo:font-style="normal" fo:font-weight="normal" officeooo:rsid="0014eacd" officeooo:paragraph-rsid="0014eacd" style:font-size-asian="10pt" style:font-size-complex="10pt"/>
    </style:style>
    <style:style style:name="P19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129a15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33a73"/>
    </style:style>
    <style:style style:name="T5" style:family="text">
      <style:text-properties officeooo:rsid="0005d867"/>
    </style:style>
    <style:style style:name="T6" style:family="text">
      <style:text-properties officeooo:rsid="0007b9b9"/>
    </style:style>
    <style:style style:name="T7" style:family="text">
      <style:text-properties officeooo:rsid="0008c3d2"/>
    </style:style>
    <style:style style:name="T8" style:family="text">
      <style:text-properties officeooo:rsid="000aa9b3"/>
    </style:style>
    <style:style style:name="T9" style:family="text">
      <style:text-properties officeooo:rsid="000bdbb3"/>
    </style:style>
    <style:style style:name="T10" style:family="text">
      <style:text-properties officeooo:rsid="000f1635"/>
    </style:style>
    <style:style style:name="T11" style:family="text">
      <style:text-properties officeooo:rsid="00105c7a"/>
    </style:style>
    <style:style style:name="T12" style:family="text">
      <style:text-properties fo:font-variant="normal" fo:text-transform="none" fo:color="#000000" style:font-name="DejaVu Serif1" fo:font-size="10pt" fo:letter-spacing="normal" fo:font-style="normal" fo:font-weight="normal" style:font-size-asian="10pt"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la1" table:style-name="Tabla1">
        <table:table-column table:style-name="Tabla1.A"/>
        <table:table-row>
          <table:table-cell table:style-name="Tabla1.A1" office:value-type="string">
            <text:p text:style-name="P8"><draw:frame draw:style-name="fr1" draw:name="graphics1" text:anchor-type="paragraph" svg:width="17.709cm" svg:height="1.113cm" draw:z-index="0"><draw:image xlink:href="Pictures/100002010000041A0000004292D2F77036412D9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5">Formulario de auto-evaluación</text:p>
            <text:p text:style-name="Heading">Sesión 4. Automatización de tareas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6">Jose Antonio Ruiz Millan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<text:span text:style-name="T4">30 </text:span>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><text:soft-page-break/></text:p>
      <text:p text:style-name="P4">b) Cuestionario de conocimientos adquiridos.</text:p>
      <text:p text:style-name="Standard">Mi solución a la <text:span text:style-name="T2">actividad 4.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6">Crond: En la terminal aparece una ? ya que no tiene. Su usuario es root.</text:p>
            <text:p text:style-name="P7">Atd: En <text:span text:style-name="T5">la terminal</text:span> aparece una ?. Su usuario soy yo.</text:p>
          </table:table-cell>
        </table:table-row>
      </table:table>
      <text:p text:style-name="Standard"/>
      <text:p text:style-name="Standard">Mi solución a la <text:span text:style-name="T2">actividad 4.4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2">at now + 1 min</text:p>
            <text:p text:style-name="P12">luego he introducido pwd &gt; ./<text:span text:style-name="T6">prueba.txt</text:span></text:p>
            <text:p text:style-name="P13">Cuando se ejecuta, el archivo prueba se situa donde hemos ejecutado el at y el contenido del fichero se realiza tambien sobre el directorio en el que estabamos situados</text:p>
            <text:p text:style-name="P13">La mascara es 0<text:span text:style-name="T7">0</text:span>22</text:p>
          </table:table-cell>
        </table:table-row>
      </table:table>
      <text:p text:style-name="Standard"/>
      <text:p text:style-name="Standard">Mi solución a la <text:span text:style-name="T2">actividad 4.6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4">#!/bin/<text:span text:style-name="T8">bash</text:span></text:p>
            <text:p text:style-name="P15">nombrearchivo="/home/<text:span text:style-name="T9">jose</text:span>/modificados-"`date +%Y-%<text:span text:style-name="T10">e</text:span>-%T` </text:p>
            <text:p text:style-name="P15">find /home/ernesto/ -mtime 0 &gt; $nombrearchivo</text:p>
            <text:p text:style-name="P15"/>
            <text:p text:style-name="P16"><text:span text:style-name="T11">Ese seria el contenido del fichero, ahora ponemos “at now +1 day” para ejecutarlo al dia siguiente</text:span></text:p>
          </table:table-cell>
        </table:table-row>
      </table:table>
      <text:p text:style-name="Standard"/>
      <text:p text:style-name="Standard">En la <text:span text:style-name="T2">actividad 4.11 </text:span><text:span text:style-name="T3">el contenido de mi script </text:span><text:span text:style-name="T2">reducelista</text:span> ha sido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7">#!/bin/bash </text:p>
            <text:p text:style-name="P17">head /tmp/listacores &gt; /tmp/listacores.tmp </text:p>
            <text:p text:style-name="P18">sleep 1 <text:s/>#Realizamos un sleep para no producir errores. </text:p>
            <text:p text:style-name="P19"><text:span text:style-name="T12">mv /tmp/listacores.tmp /tmp/listacores</text:span></text:p>
          </table:table-cell>
        </table:table-row>
      </table:table>
      <text:p text:style-name="Standard"/>
      <text:p text:style-name="Standard">En la <text:span text:style-name="T2">actividad 4.13</text:span> el contenido de mi archivo crontab llamado <text:span text:style-name="T2">crontab-reducelista</text:span> ha sido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iberation Mono', Menlo, Courier, monospace"/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text:style-name="ListLabel_20_1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1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1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1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1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1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1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1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99</meta:editing-cycles>
    <meta:creation-date>2011-10-05T09:46:35.67</meta:creation-date>
    <meta:editing-duration>PT22H51M51S</meta:editing-duration>
    <meta:generator>LibreOffice/5.1.4.2$Linux_X86_64 LibreOffice_project/10m0$Build-2</meta:generator>
    <dc:date>2017-01-14T19:06:13.433323785</dc:date>
    <meta:print-date>2011-10-06T10:39:21.37</meta:print-date>
    <meta:document-statistic meta:table-count="11" meta:image-count="1" meta:object-count="0" meta:page-count="3" meta:paragraph-count="32" meta:word-count="277" meta:character-count="1729" meta:non-whitespace-character-count="1469"/>
    <meta:user-defined meta:name="Información 1"/>
    <meta:user-defined meta:name="Información 2"/>
    <meta:user-defined meta:name="Información 3"/>
    <meta:user-defined meta:name="Información 4"/>
  </office:meta>
</office:document-meta>
</file>